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2F3000001C5395C9C314E93AA9E.png" manifest:media-type="image/png"/>
  <manifest:file-entry manifest:full-path="Pictures/10000000000002F3000001C58275608CB9F28784.pdf" manifest:media-type="application/pdf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12cm" svg:x="0cm" svg:y="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20cm" svg:height="12cm" svg:x="0cm" svg:y="0.101cm">
          <draw:image xlink:href="Pictures/10000000000002F3000001C58275608CB9F28784.pdf" xlink:type="simple" xlink:show="embed" xlink:actuate="onLoad" loext:mime-type="application/pdf">
            <text:p/>
          </draw:image>
          <draw:image xlink:href="Pictures/10000000000002F3000001C5395C9C314E93AA9E.png" xlink:type="simple" xlink:show="embed" xlink:actuate="onLoad" loext:mime-type="image/png"/>
        </draw:frame>
        <draw:frame draw:style-name="gr1" draw:text-style-name="P1" draw:layer="layout" svg:width="20cm" svg:height="12cm" svg:x="0cm" svg:y="23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13:52:46.598458575</dc:date>
    <meta:editing-duration>PT50M25S</meta:editing-duration>
    <meta:editing-cycles>3</meta:editing-cycles>
    <meta:generator>LibreOffice/6.1.4.2$Linux_X86_64 LibreOffice_project/1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3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2.001cm" xlink:href="." xlink:type="simple" chart:class="chart:scatter" chart:style-name="ch1">
        <chart:title svg:x="8.118cm" svg:y="0.376cm" chart:style-name="ch2">
          <text:p>Recall (K-fold CV)</text:p>
        </chart:title>
        <chart:legend chart:legend-position="end" svg:x="16.673cm" svg:y="4.207cm" style:legend-expansion="high" chart:style-name="ch3"/>
        <chart:plot-area chart:style-name="ch4" chart:data-source-has-labels="both" svg:x="1.411cm" svg:y="1.395cm" svg:width="14.862cm" svg:height="9.385cm">
          <chartooo:coordinate-region svg:x="2.032cm" svg:y="1.594cm" svg:width="13.869cm" svg:height="8.539cm"/>
          <chart:axis chart:dimension="x" chart:name="primary-x" chart:style-name="ch5" chartooo:axis-type="auto">
            <chart:title svg:x="8.679cm" svg:y="11.02cm" chart:style-name="ch6">
              <text:p>K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41cm" chart:style-name="ch8">
              <text:p>recall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series chart:style-name="ch14" chart:values-cell-range-address="local-table.$G$2:.$G$6" chart:label-cell-address="local-table.$G$1" chart:class="chart:scatter">
            <chart:data-point chart:repeated="5"/>
          </chart:series>
          <chart:series chart:style-name="ch15" chart:values-cell-range-address="local-table.$H$2:.$H$6" chart:label-cell-address="local-table.$H$1" chart:class="chart:scatter">
            <chart:data-point chart:repeated="5"/>
          </chart:series>
          <chart:series chart:style-name="ch16" chart:values-cell-range-address="local-table.$I$2:.$I$6" chart:label-cell-address="local-table.$I$1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7.511">
                <text:p>47.511</text:p>
              </table:table-cell>
              <table:table-cell office:value-type="float" office:value="93.691">
                <text:p>93.691</text:p>
              </table:table-cell>
              <table:table-cell office:value-type="float" office:value="92.997">
                <text:p>92.997</text:p>
              </table:table-cell>
              <table:table-cell office:value-type="float" office:value="84.746">
                <text:p>84.746</text:p>
              </table:table-cell>
              <table:table-cell office:value-type="float" office:value="93.484">
                <text:p>93.484</text:p>
              </table:table-cell>
              <table:table-cell office:value-type="float" office:value="92.741">
                <text:p>92.7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8.208">
                <text:p>48.208</text:p>
              </table:table-cell>
              <table:table-cell office:value-type="float" office:value="95.104">
                <text:p>95.104</text:p>
              </table:table-cell>
              <table:table-cell office:value-type="float" office:value="92.826">
                <text:p>92.826</text:p>
              </table:table-cell>
              <table:table-cell office:value-type="float" office:value="89.578">
                <text:p>89.578</text:p>
              </table:table-cell>
              <table:table-cell office:value-type="float" office:value="91.772">
                <text:p>91.772</text:p>
              </table:table-cell>
              <table:table-cell office:value-type="float" office:value="93.685">
                <text:p>93.6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2.406">
                <text:p>42.406</text:p>
              </table:table-cell>
              <table:table-cell office:value-type="float" office:value="95.198">
                <text:p>95.198</text:p>
              </table:table-cell>
              <table:table-cell office:value-type="float" office:value="92.333">
                <text:p>92.333</text:p>
              </table:table-cell>
              <table:table-cell office:value-type="float" office:value="90.416">
                <text:p>90.416</text:p>
              </table:table-cell>
              <table:table-cell office:value-type="float" office:value="93.617">
                <text:p>93.617</text:p>
              </table:table-cell>
              <table:table-cell office:value-type="float" office:value="93.557">
                <text:p>93.5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8.045">
                <text:p>38.045</text:p>
              </table:table-cell>
              <table:table-cell office:value-type="float" office:value="95.871">
                <text:p>95.871</text:p>
              </table:table-cell>
              <table:table-cell office:value-type="float" office:value="92.808">
                <text:p>92.808</text:p>
              </table:table-cell>
              <table:table-cell office:value-type="float" office:value="90.306">
                <text:p>90.306</text:p>
              </table:table-cell>
              <table:table-cell office:value-type="float" office:value="93.319">
                <text:p>93.319</text:p>
              </table:table-cell>
              <table:table-cell office:value-type="float" office:value="94.047">
                <text:p>94.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5.148">
                <text:p>35.148</text:p>
              </table:table-cell>
              <table:table-cell office:value-type="float" office:value="96.024">
                <text:p>96.024</text:p>
              </table:table-cell>
              <table:table-cell office:value-type="float" office:value="93.284">
                <text:p>93.284</text:p>
              </table:table-cell>
              <table:table-cell office:value-type="float" office:value="89.949">
                <text:p>89.949</text:p>
              </table:table-cell>
              <table:table-cell office:value-type="float" office:value="93.931">
                <text:p>93.931</text:p>
              </table:table-cell>
              <table:table-cell office:value-type="float" office:value="94.437">
                <text:p>94.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2.001cm" xlink:href="." xlink:type="simple" chart:class="chart:scatter" chart:style-name="ch1">
        <chart:title svg:x="7.813cm" svg:y="0.376cm" chart:style-name="ch2">
          <text:p>Precision (K-fold CV)</text:p>
        </chart:title>
        <chart:legend chart:legend-position="end" svg:x="16.673cm" svg:y="4.207cm" style:legend-expansion="high" chart:style-name="ch3"/>
        <chart:plot-area chart:style-name="ch4" chart:data-source-has-labels="both" svg:x="1.411cm" svg:y="1.395cm" svg:width="14.862cm" svg:height="9.385cm">
          <chartooo:coordinate-region svg:x="2.032cm" svg:y="1.594cm" svg:width="13.869cm" svg:height="8.539cm"/>
          <chart:axis chart:dimension="x" chart:name="primary-x" chart:style-name="ch5" chartooo:axis-type="auto">
            <chart:title svg:x="8.679cm" svg:y="11.02cm" chart:style-name="ch6">
              <text:p>K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6.806cm" chart:style-name="ch8">
              <text:p>precision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.319">
                <text:p>70.319</text:p>
              </table:table-cell>
              <table:table-cell office:value-type="float" office:value="69.921">
                <text:p>69.921</text:p>
              </table:table-cell>
              <table:table-cell office:value-type="float" office:value="89.703">
                <text:p>89.703</text:p>
              </table:table-cell>
              <table:table-cell office:value-type="float" office:value="89.157">
                <text:p>89.157</text:p>
              </table:table-cell>
              <table:table-cell office:value-type="float" office:value="87.526">
                <text:p>87.526</text:p>
              </table:table-cell>
              <table:table-cell office:value-type="float" office:value="88.311">
                <text:p>88.311</text:p>
              </table:table-cell>
              <table:table-cell office:value-type="float" office:value="90.448">
                <text:p>90.4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71.062">
                <text:p>71.062</text:p>
              </table:table-cell>
              <table:table-cell office:value-type="float" office:value="90.683">
                <text:p>90.683</text:p>
              </table:table-cell>
              <table:table-cell office:value-type="float" office:value="89.749">
                <text:p>89.749</text:p>
              </table:table-cell>
              <table:table-cell office:value-type="float" office:value="87.592">
                <text:p>87.592</text:p>
              </table:table-cell>
              <table:table-cell office:value-type="float" office:value="87.404">
                <text:p>87.404</text:p>
              </table:table-cell>
              <table:table-cell office:value-type="float" office:value="90.858">
                <text:p>90.8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70.299">
                <text:p>70.299</text:p>
              </table:table-cell>
              <table:table-cell office:value-type="float" office:value="90.289">
                <text:p>90.289</text:p>
              </table:table-cell>
              <table:table-cell office:value-type="float" office:value="88.758">
                <text:p>88.758</text:p>
              </table:table-cell>
              <table:table-cell office:value-type="float" office:value="88.155">
                <text:p>88.155</text:p>
              </table:table-cell>
              <table:table-cell office:value-type="float" office:value="89.114">
                <text:p>89.114</text:p>
              </table:table-cell>
              <table:table-cell office:value-type="float" office:value="91.494">
                <text:p>91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70.926">
                <text:p>70.926</text:p>
              </table:table-cell>
              <table:table-cell office:value-type="float" office:value="91.538">
                <text:p>91.538</text:p>
              </table:table-cell>
              <table:table-cell office:value-type="float" office:value="88.521">
                <text:p>88.521</text:p>
              </table:table-cell>
              <table:table-cell office:value-type="float" office:value="87.379">
                <text:p>87.379</text:p>
              </table:table-cell>
              <table:table-cell office:value-type="float" office:value="88.629">
                <text:p>88.629</text:p>
              </table:table-cell>
              <table:table-cell office:value-type="float" office:value="91.627">
                <text:p>91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70.123">
                <text:p>70.123</text:p>
              </table:table-cell>
              <table:table-cell office:value-type="float" office:value="91.87">
                <text:p>91.87</text:p>
              </table:table-cell>
              <table:table-cell office:value-type="float" office:value="88.942">
                <text:p>88.942</text:p>
              </table:table-cell>
              <table:table-cell office:value-type="float" office:value="88.397">
                <text:p>88.397</text:p>
              </table:table-cell>
              <table:table-cell office:value-type="float" office:value="88.469">
                <text:p>88.469</text:p>
              </table:table-cell>
              <table:table-cell office:value-type="float" office:value="91.213">
                <text:p>91.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67.679">
                <text:p>67.679</text:p>
              </table:table-cell>
              <table:table-cell office:value-type="float" office:value="90.933">
                <text:p>90.933</text:p>
              </table:table-cell>
              <table:table-cell office:value-type="float" office:value="89.278">
                <text:p>89.278</text:p>
              </table:table-cell>
              <table:table-cell office:value-type="float" office:value="88.527">
                <text:p>88.527</text:p>
              </table:table-cell>
              <table:table-cell office:value-type="float" office:value="88.867">
                <text:p>88.867</text:p>
              </table:table-cell>
              <table:table-cell office:value-type="float" office:value="92.179">
                <text:p>92.1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70.267">
                <text:p>70.267</text:p>
              </table:table-cell>
              <table:table-cell office:value-type="float" office:value="91.525">
                <text:p>91.525</text:p>
              </table:table-cell>
              <table:table-cell office:value-type="float" office:value="88.852">
                <text:p>88.852</text:p>
              </table:table-cell>
              <table:table-cell office:value-type="float" office:value="88.076">
                <text:p>88.076</text:p>
              </table:table-cell>
              <table:table-cell office:value-type="float" office:value="88.569">
                <text:p>88.569</text:p>
              </table:table-cell>
              <table:table-cell office:value-type="float" office:value="91.815">
                <text:p>91.8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68.072">
                <text:p>68.072</text:p>
              </table:table-cell>
              <table:table-cell office:value-type="float" office:value="91.909">
                <text:p>91.909</text:p>
              </table:table-cell>
              <table:table-cell office:value-type="float" office:value="89.21">
                <text:p>89.21</text:p>
              </table:table-cell>
              <table:table-cell office:value-type="float" office:value="87.546">
                <text:p>87.546</text:p>
              </table:table-cell>
              <table:table-cell office:value-type="float" office:value="88.357">
                <text:p>88.357</text:p>
              </table:table-cell>
              <table:table-cell office:value-type="float" office:value="91.471">
                <text:p>91.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